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Web" style:family="paragraph"/>
    <style:style style:name="P3" style:parent-style-name="NormalWeb" style:family="paragraph"/>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fo:font-style="italic" style:font-style-asian="italic" style:font-style-complex="italic"/>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fo:font-style="italic" style:font-style-asian="italic" style:font-style-complex="italic"/>
    </style:style>
    <style:style style:name="P8" style:parent-style-name="Titre4" style:family="paragraph"/>
    <style:style style:name="P9" style:parent-style-name="NormalWeb" style:family="paragraph">
      <style:paragraph-properties fo:margin-left="0.5in">
        <style:tab-stops/>
      </style:paragraph-properties>
    </style:style>
    <style:style style:name="P10" style:parent-style-name="NormalWeb" style:family="paragraph">
      <style:paragraph-properties fo:margin-left="0.5in">
        <style:tab-stops/>
      </style:paragraph-properties>
    </style:style>
    <style:style style:name="T11" style:parent-style-name="Élevé" style:family="text">
      <style:text-properties fo:color="#0000FF" style:text-underline-type="single" style:text-underline-style="solid" style:text-underline-width="auto" style:text-underline-mode="continuous"/>
    </style:style>
    <style:style style:name="T12" style:parent-style-name="Élevé" style:family="text">
      <style:text-properties fo:color="#0000FF" style:text-underline-type="single" style:text-underline-style="solid" style:text-underline-width="auto" style:text-underline-mode="continuous"/>
    </style:style>
    <style:style style:name="P13" style:parent-style-name="NormalWeb" style:family="paragraph">
      <style:paragraph-properties fo:margin-left="0.5in">
        <style:tab-stops/>
      </style:paragraph-properties>
    </style:style>
    <style:style style:name="P14" style:parent-style-name="Paragraphedelist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T21" style:parent-style-name="Policepardéfaut" style:family="text">
      <style:text-properties fo:font-weight="bold" style:font-weight-asian="bold" style:font-weight-complex="bold"/>
    </style:style>
    <style:style style:name="T22" style:parent-style-name="Accentuation"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P25" style:parent-style-name="Normal" style:family="paragraph">
      <style:paragraph-properties fo:margin-top="0.0694in" fo:margin-bottom="0.0694in" fo:line-height="100%"/>
    </style:style>
    <style:style style:name="T26"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9" style:parent-style-name="Normal" style:family="paragraph">
      <style:paragraph-properties fo:margin-top="0.0694in" fo:margin-bottom="0.0694in" fo:line-height="100%"/>
    </style:style>
    <style:style style:name="T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1"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34" style:parent-style-name="Normal" style:family="paragraph">
      <style:paragraph-properties fo:margin-top="0.0694in" fo:margin-bottom="0.0694in" fo:line-height="100%"/>
    </style:style>
    <style:style style:name="T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6"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8" style:parent-style-name="Titre4" style:family="paragraph">
      <style:text-properties fo:font-weight="normal" style:font-weight-asian="normal" style:font-weight-complex="normal"/>
    </style:style>
    <style:style style:name="P3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40" style:parent-style-name="NormalWeb" style:family="paragraph"/>
    <style:style style:name="P41" style:parent-style-name="NormalWeb" style:family="paragraph"/>
  </office:automatic-styles>
  <office:body>
    <office:text text:use-soft-page-breaks="true">
      <text:p text:style-name="P1">The Artbox, une galerie d’art<text:s/>a un Site codé uniqt en HTML et CSS pour présenter les œuvres exposées dans la galerie</text:p>
      <text:p text:style-name="Normal"><text:span text:style-name="Élevé">Objectif</text:span><text:s/>: Mission de refonte d’un site HTML en PHP</text:p>
      <text:p text:style-name="Normal">, “The Artbox”, mais j’aimerais qu’il soit plus facilement modifiable. On m’a dit qu’il était possible de “factoriser” le code avec PHP ;</text:p>
      <text:p text:style-name="NormalWeb">Je ne veux pas changer le visuel du site ni même ajouter de nouvelles fonctionnalités. Mon objectif est seulement de réduire le code à changer lorsque je ferai des mises à jour du contenu des pages. </text:p>
      <text:p text:style-name="NormalWeb">Les étapes</text:p>
      <text:list text:style-name="LFO1" text:continue-numbering="true">
        <text:list-item>
          <text:p text:style-name="P2">Commencez par installer votre environnement de développement comme vu dans le cours, avec VSCode et MAMP, ou XAMP.</text:p>
        </text:list-item>
        <text:list-item>
          <text:p text:style-name="P3"><text:span text:style-name="T4">Étape 2 : Factorisez le </text:span><text:span text:style-name="T5">header</text:span><text:span text:style-name="T6"> et le </text:span><text:span text:style-name="T7">footer</text:span></text:p>
        </text:list-item>
      </text:list>
      <text:list text:style-name="LFO1" text:continue-numbering="true">
        <text:list-item>
          <text:p text:style-name="P8">Étape 3 : Créez le tableau des œuvres</text:p>
        </text:list-item>
      </text:list>
      <text:p text:style-name="P9">Vous avez probablement remarqué que chaque œuvre était décrite deux fois dans le code : une fois dans la page d’accueil, une fois dans la page de détail de l’œuvre. Changer une œuvre implique donc de faire la modification deux fois. L’objectif va donc être de centraliser les œuvres dans un tableau PHP, qui sera beaucoup plus simple à maintenir.<text:s/></text:p>
      <text:p text:style-name="P10">"<text:a xlink:href="https://openclassrooms.com/fr/courses/918836-concevez-votre-site-web-avec-php-et-mysql/911847-decrivez-les-elements-de-votre-projet-a-laide-de-variables" office:target-frame-name="_top" xlink:show="replace"><text:span text:style-name="T11">Décrivez les éléments de votre projet à l'aide de variables</text:span></text:a>", et<text:s/><text:a xlink:href="https://openclassrooms.com/fr/courses/918836-concevez-votre-site-web-avec-php-et-mysql/4238931-organisez-vos-donnees-a-laide-des-tableaux" office:target-frame-name="_top" xlink:show="replace"><text:span text:style-name="T12">Organisez vos données à l'aide des tableaux</text:span></text:a>" inclus.<text:s/></text:p>
      <text:p text:style-name="P13">l’idée est de regrouper toutes les œuvres dans un tableau. Chaque œuvre sera elle-même représentée par un tableau associatif qui regroupera les informations importantes de l'œuvre (titre, description, image...). Vous aurez donc une variable du type tableau contenant des tableaux. </text:p>
      <text:list text:style-name="LFO1" text:continue-numbering="true">
        <text:list-item>
          <text:p text:style-name="P14">mettre en place une boucle dans votre page d’accueil afin de : </text:p>
        </text:list-item>
      </text:list>
      <text:list text:style-name="LFO2" text:continue-numbering="true">
        <text:list-item>
          <text:p text:style-name="P15">parcourir votre tableau d’œuvres créé à l’étape précédente ;</text:p>
        </text:list-item>
        <text:list-item>
          <text:p text:style-name="P16">répéter automatiquement le code d’une vignette pour chacune de ces œuvres.</text:p>
        </text:list-item>
      </text:list>
      <text:p text:style-name="P17">Pour vous aider dans votre tâche :</text:p>
      <text:list text:style-name="LFO3" text:continue-numbering="true">
        <text:list-item>
          <text:p text:style-name="P18">Identifiez bien le code répété pour chaque vignette.</text:p>
        </text:list-item>
        <text:list-item>
          <text:p text:style-name="P19">Insérez, dans votre boucle, le code HTML répété.</text:p>
        </text:list-item>
        <text:list-item>
          <text:p text:style-name="P20">Remplacez le contenu qui doit changer d’une œuvre à l’autre par les variables correspondantes, que vous afficherez en utilisant la fonction “echo”.</text:p>
        </text:list-item>
      </text:list>
      <text:h text:style-name="Titre4" text:outline-level="4">Étape 5 : Factorisez les pages de détail des œuvres</text:h>
      <text:p text:style-name="NormalWeb"><text:span text:style-name="T21">L’objectif est ici d’avoir un seul fichier<text:s/></text:span><text:span text:style-name="T22">oeuvre.php</text:span><text:span text:style-name="T23"><text:s/>plutôt que 15 fichiers HTML.</text:span><text:span text:style-name="T24"><text:s/></text:span>Votre fichier sera appelé avec l’identifiant d’œuvre dans l’URL, par exemple : </text:p>
      <text:soft-page-break/>
      <text:list text:style-name="LFO4" text:continue-numbering="true">
        <text:list-item>
          <text:p text:style-name="P25"><text:span text:style-name="T26">oeuvre.php?id=1</text:span><text:span text:style-name="T27"><text:s/>pour la première œuvre (id correspondant à l’identifiant de l’œuvre) ;</text:span></text:p>
        </text:list-item>
        <text:list-item>
          <text:p text:style-name="P28">Récupérez l’identifiant présent dans l’URL.</text:p>
        </text:list-item>
        <text:list-item>
          <text:p text:style-name="P29"><text:span text:style-name="T30">Recherchez, dans le tableau créé à l’étape 3, l’œuvre correspondant à l’identifiant (pour savoir comment rechercher un élément dans un tableau, retournez à la section "</text:span><text:a xlink:href="https://openclassrooms.com/fr/courses/918836-concevez-votre-site-web-avec-php-et-mysql/4238931-organisez-vos-donnees-a-laide-des-tableaux#/id/r-4239217" office:target-frame-name="_top" xlink:show="replace"><text:span text:style-name="T31">Recherchez dans un tableau</text:span></text:a><text:span text:style-name="T32">").</text:span></text:p>
        </text:list-item>
        <text:list-item>
          <text:p text:style-name="P33">Affichez le contenu de cette œuvre plutôt que le texte en brut actuellement dans le code.</text:p>
        </text:list-item>
      </text:list>
      <text:p text:style-name="P34"><text:span text:style-name="T35">N’oubliez pas de changer les liens des vignettes de la page d’accueil pour atterrir sur votre fichier<text:s/></text:span><text:span text:style-name="T36">oeuvre.php</text:span><text:span text:style-name="T37"><text:s/>avec le bon identifiant dans l’URL.</text:span></text:p>
      <text:h text:style-name="P38" text:outline-level="4"/>
      <text:list text:style-name="LFO3" text:continue-numbering="true">
        <text:list-item>
          <text:p text:style-name="P39"/>
        </text:list-item>
      </text:list>
      <text:list text:style-name="LFO1" text:continue-numbering="true">
        <text:list-item>
          <text:p text:style-name="P40"/>
        </text:list-item>
        <text:list-item>
          <text:p text:style-name="P41"/>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Accentuation" style:display-name="Accentuation" style:family="text" style:parent-style-name="Policepardéfaut">
      <style:text-properties fo:font-style="italic" style:font-style-asian="italic" style:font-style-complex="italic"/>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RRET Aurélie</meta:initial-creator>
    <dc:creator>PARRET Aurélie</dc:creator>
    <meta:creation-date>2023-08-21T13:38:00Z</meta:creation-date>
    <dc:date>2023-08-21T13:39:00Z</dc:date>
    <meta:template xlink:href="Normal.dotm" xlink:type="simple"/>
    <meta:editing-cycles>2</meta:editing-cycles>
    <meta:editing-duration>PT420S</meta:editing-duration>
    <meta:document-statistic meta:page-count="2" meta:paragraph-count="6" meta:word-count="497" meta:character-count="3225" meta:row-count="22" meta:non-whitespace-character-count="2734"/>
  </office:meta>
</office:document-meta>
</file>